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1" text:outline-level="1">⭐ DAY 25 – Creating &amp; Removing Elements + Events </text:h>
      <text:p text:style-name="Horizontal_20_Line"/>
      <text:h text:style-name="Heading_20_2" text:outline-level="2"/>
      <text:h text:style-name="Heading_20_2" text:outline-level="2">1. Creating Elements in JavaScript </text:h>
      <text:p text:style-name="Text_20_body">Creating elements means making new HTML parts using JavaScript <text:span text:style-name="Strong_20_Emphasis">without writing them in HTML file</text:span>.</text:p>
      <text:p text:style-name="Text_20_body">It is like saying:<text:line-break/>“Hey JavaScript, please create a new box for me.”</text:p>
      <text:p text:style-name="Text_20_body">JavaScript can create:</text:p>
      <text:list xml:id="list2874810151" text:style-name="L1">
        <text:list-item>
          <text:p text:style-name="P2">Divs</text:p>
        </text:list-item>
        <text:list-item>
          <text:p text:style-name="P2">Paragraphs</text:p>
        </text:list-item>
        <text:list-item>
          <text:p text:style-name="P2">Buttons</text:p>
        </text:list-item>
        <text:list-item>
          <text:p text:style-name="P2">List items</text:p>
        </text:list-item>
        <text:list-item>
          <text:p text:style-name="P2">Images</text:p>
        </text:list-item>
      </text:list>
      <text:p text:style-name="Text_20_body">This is useful because:</text:p>
      <text:list xml:id="list2408831604" text:style-name="L2">
        <text:list-item>
          <text:p text:style-name="P3">Websites become dynamic</text:p>
        </text:list-item>
        <text:list-item>
          <text:p text:style-name="P3">Content can change without reloading page</text:p>
        </text:list-item>
        <text:list-item>
          <text:p text:style-name="P3">Real apps like Instagram, Facebook use this logic</text:p>
        </text:list-item>
      </text:list>
      <text:h text:style-name="Heading_20_3" text:outline-level="3">Example 1 (Basic)</text:h>
      <text:p text:style-name="Text_20_body">We create a new div and write text inside it:</text:p>
      <text:p text:style-name="Preformatted_20_Text"><text:span text:style-name="Source_20_Text">const div = document.createElement('div');</text:span></text:p>
      <text:p text:style-name="Preformatted_20_Text"><text:span text:style-name="Source_20_Text">div.textContent = "Hello World";</text:span></text:p>
      <text:p text:style-name="P1"><text:span text:style-name="Source_20_Text">document.body.appendChild(div);</text:span></text:p>
      <text:h text:style-name="Heading_20_3" text:outline-level="3"/>
      <text:p text:style-name="Text_20_body"/>
      <text:p text:style-name="Horizontal_20_Line"/>
      <text:h text:style-name="Heading_20_3" text:outline-level="3"><text:soft-page-break/>Example 2 (Creating Button)</text:h>
      <text:p text:style-name="Preformatted_20_Text"><text:span text:style-name="Source_20_Text">const btn = document.createElement('button');</text:span></text:p>
      <text:p text:style-name="Preformatted_20_Text"><text:span text:style-name="Source_20_Text">btn.textContent = "Click Me";</text:span></text:p>
      <text:p text:style-name="P1"><text:span text:style-name="Source_20_Text">document.body.appendChild(btn);</text:span></text:p>
      <text:p text:style-name="Text_20_body">Now a real button appears on the page using JavaScript.</text:p>
      <text:p text:style-name="Horizontal_20_Line"/>
      <text:h text:style-name="Heading_20_2" text:outline-level="2">2. Removing Elements (Long Definition)</text:h>
      <text:p text:style-name="Text_20_body">Removing elements means <text:span text:style-name="Strong_20_Emphasis">deleting something from the webpage using JavaScript</text:span>.</text:p>
      <text:p text:style-name="Text_20_body">It is like:<text:line-break/>“You clicked delete, and the object disappears.”</text:p>
      <text:p text:style-name="Text_20_body">JavaScript can remove:</text:p>
      <text:list xml:id="list894197298" text:style-name="L4">
        <text:list-item>
          <text:p text:style-name="P5">Text</text:p>
        </text:list-item>
        <text:list-item>
          <text:p text:style-name="P5">Images</text:p>
        </text:list-item>
        <text:list-item>
          <text:p text:style-name="P5">Buttons</text:p>
        </text:list-item>
        <text:list-item>
          <text:p text:style-name="P5">Any HTML element</text:p>
        </text:list-item>
      </text:list>
      <text:h text:style-name="Heading_20_3" text:outline-level="3">Example 1</text:h>
      <text:p text:style-name="Preformatted_20_Text"><text:span text:style-name="Source_20_Text">const box = document.querySelector('.box');</text:span></text:p>
      <text:p text:style-name="P1"><text:span text:style-name="Source_20_Text">box.remove();</text:span></text:p>
      <text:h text:style-name="Heading_20_3" text:outline-level="3">Explanation:</text:h>
      <text:list xml:id="list303865436" text:style-name="L5">
        <text:list-item>
          <text:p text:style-name="P6"><text:span text:style-name="Source_20_Text">querySelector('.box')</text:span> → Finds the element with class name box</text:p>
        </text:list-item>
        <text:list-item>
          <text:p text:style-name="P6"><text:span text:style-name="Source_20_Text">remove()</text:span> → Deletes it completely from the page</text:p>
        </text:list-item>
      </text:list>
      <text:p text:style-name="Horizontal_20_Line"/>
      <text:h text:style-name="Heading_20_3" text:outline-level="3">Example 2 (Remove Text After Button Click)</text:h>
      <text:p text:style-name="Preformatted_20_Text"><text:span text:style-name="Source_20_Text">const para = document.querySelector('p');</text:span></text:p>
      <text:p text:style-name="P1"><text:span text:style-name="Source_20_Text">para.remove();</text:span></text:p>
      <text:p text:style-name="Text_20_body">Now the paragraph disappears.</text:p>
      <text:p text:style-name="Horizontal_20_Line"/>
      <text:h text:style-name="Heading_20_2" text:outline-level="2">3. Events in JavaScript</text:h>
      <text:p text:style-name="Text_20_body">Events are <text:span text:style-name="Strong_20_Emphasis">actions that happen on a webpage</text:span>.</text:p>
      <text:p text:style-name="Text_20_body">Examples of events:</text:p>
      <text:list xml:id="list777901865" text:style-name="L6">
        <text:list-item>
          <text:p text:style-name="P7"><text:soft-page-break/>Click</text:p>
        </text:list-item>
        <text:list-item>
          <text:p text:style-name="P7">Mouse move</text:p>
        </text:list-item>
        <text:list-item>
          <text:p text:style-name="P7">Key press</text:p>
        </text:list-item>
        <text:list-item>
          <text:p text:style-name="P7">Scroll</text:p>
        </text:list-item>
        <text:list-item>
          <text:p text:style-name="P7">Page load</text:p>
        </text:list-item>
      </text:list>
      <text:p text:style-name="Text_20_body">JavaScript listens to these events and runs code.</text:p>
      <text:p text:style-name="Horizontal_20_Line"/>
      <text:h text:style-name="Heading_20_3" text:outline-level="3">Event Example 1 (Simple Click Event)</text:h>
      <text:p text:style-name="Preformatted_20_Text"><text:span text:style-name="Source_20_Text">button.addEventListener('click', function(){</text:span></text:p>
      <text:p text:style-name="Preformatted_20_Text"><text:span text:style-name="Source_20_Text"><text:s text:c="2"/>alert("Button Clicked");</text:span></text:p>
      <text:p text:style-name="P1"><text:span text:style-name="Source_20_Text">});</text:span></text:p>
      <text:p text:style-name="Text_20_body">Explanation:</text:p>
      <text:list xml:id="list4128618630" text:style-name="L7">
        <text:list-item>
          <text:p text:style-name="P8"><text:span text:style-name="Source_20_Text">addEventListener('click')</text:span> → Listens for click</text:p>
        </text:list-item>
        <text:list-item>
          <text:p text:style-name="P8">When click happens → Runs the function</text:p>
        </text:list-item>
        <text:list-item>
          <text:p text:style-name="P8"><text:span text:style-name="Source_20_Text">alert()</text:span> → Shows popup message</text:p>
        </text:list-item>
      </text:list>
      <text:p text:style-name="Horizontal_20_Line"/>
      <text:h text:style-name="Heading_20_3" text:outline-level="3">Event Example 2 (Mouse Hover Event)</text:h>
      <text:p text:style-name="Preformatted_20_Text"><text:span text:style-name="Source_20_Text">box.addEventListener('mouseover', function(){</text:span></text:p>
      <text:p text:style-name="Preformatted_20_Text"><text:span text:style-name="Source_20_Text"><text:s text:c="2"/>alert("Mouse is inside the box");</text:span></text:p>
      <text:p text:style-name="P1"><text:span text:style-name="Source_20_Text">});</text:span></text:p>
      <text:p text:style-name="Horizontal_20_Line"/>
      <text:h text:style-name="Heading_20_2" text:outline-level="2">⭐ BIG PROJECT Example (To-Do Style Logic)</text:h>
      <text:p text:style-name="Text_20_body">We create a system where clicking button adds new items.</text:p>
      <text:p text:style-name="Preformatted_20_Text"><text:span text:style-name="Source_20_Text">const list = document.getElementById('todo');</text:span></text:p>
      <text:p text:style-name="Preformatted_20_Text"><text:span text:style-name="Source_20_Text">const btn = document.getElementById('add');</text:span></text:p>
      <text:p text:style-name="Preformatted_20_Text"/>
      <text:p text:style-name="Preformatted_20_Text"><text:span text:style-name="Source_20_Text">btn.addEventListener('click', function(){</text:span></text:p>
      <text:p text:style-name="Preformatted_20_Text"><text:span text:style-name="Source_20_Text"><text:s text:c="2"/>const li = document.createElement('li');</text:span></text:p>
      <text:p text:style-name="Preformatted_20_Text"><text:span text:style-name="Source_20_Text"><text:s text:c="2"/>li.textContent = "New Item Added";</text:span></text:p>
      <text:p text:style-name="Preformatted_20_Text"><text:span text:style-name="Source_20_Text"><text:s text:c="2"/>list.appendChild(li);</text:span></text:p>
      <text:p text:style-name="P1"><text:span text:style-name="Source_20_Text">});</text:span></text:p>
      <text:h text:style-name="Heading_20_3" text:outline-level="3">Line-by-line explanation:</text:h>
      <text:list xml:id="list1043925985" text:style-name="L8">
        <text:list-item>
          <text:p text:style-name="P9"><text:span text:style-name="Source_20_Text">getElementById('todo')</text:span> → Selects the list</text:p>
        </text:list-item>
        <text:list-item>
          <text:p text:style-name="P9"><text:soft-page-break/><text:span text:style-name="Source_20_Text">getElementById('add')</text:span> → Selects button</text:p>
        </text:list-item>
        <text:list-item>
          <text:p text:style-name="P9"><text:span text:style-name="Source_20_Text">addEventListener('click')</text:span> → Detects click</text:p>
        </text:list-item>
        <text:list-item>
          <text:p text:style-name="P9"><text:span text:style-name="Source_20_Text">createElement('li')</text:span> → Creates new list item</text:p>
        </text:list-item>
        <text:list-item>
          <text:p text:style-name="P9"><text:span text:style-name="Source_20_Text">textContent</text:span> → Adds text to it</text:p>
        </text:list-item>
        <text:list-item>
          <text:p text:style-name="P9"><text:span text:style-name="Source_20_Text">appendChild(li)</text:span> → Adds it to the list</text:p>
        </text:list-item>
      </text:list>
      <text:p text:style-name="Text_20_body">This logic is used in:</text:p>
      <text:list xml:id="list1807772121" text:style-name="L9">
        <text:list-item>
          <text:p text:style-name="P10">To-do apps</text:p>
        </text:list-item>
        <text:list-item>
          <text:p text:style-name="P10">Notes apps</text:p>
        </text:list-item>
        <text:list-item>
          <text:p text:style-name="P10">Chat apps</text:p>
        </text:list-item>
      </text:list>
      <text:p text:style-name="Horizontal_20_Line"/>
      <text:h text:style-name="Heading_20_2" text:outline-level="2">🎯 Exercise for Students</text:h>
      <text:p text:style-name="Text_20_body">Try to:</text:p>
      <text:list xml:id="list2592758160" text:style-name="L10">
        <text:list-item>
          <text:p text:style-name="P11">Create an input box</text:p>
        </text:list-item>
        <text:list-item>
          <text:p text:style-name="P11">Create a button</text:p>
        </text:list-item>
        <text:list-item>
          <text:p text:style-name="P11">When button is clicked:</text:p>
          <text:list>
            <text:list-item>
              <text:p text:style-name="P11">Read input value</text:p>
            </text:list-item>
            <text:list-item>
              <text:p text:style-name="P11">Add it as list item</text:p>
            </text:list-item>
          </text:list>
        </text:list-item>
      </text:list>
      <text:p text:style-name="Text_20_body">This is a mini Notes App logic.</text:p>
      <text:p text:style-name="Horizontal_20_Line"/>
      <text:h text:style-name="Heading_20_2" text:outline-level="2">📝 Quiz (Ask Students)</text:h>
      <text:list xml:id="list2044110714" text:style-name="L11">
        <text:list-item>
          <text:p text:style-name="P12">What does <text:span text:style-name="Source_20_Text">createElement()</text:span> do?</text:p>
        </text:list-item>
        <text:list-item>
          <text:p text:style-name="P12">What is the use of <text:span text:style-name="Source_20_Text">remove()</text:span>?</text:p>
        </text:list-item>
        <text:list-item>
          <text:p text:style-name="P12">What is an event?</text:p>
        </text:list-item>
        <text:list-item>
          <text:p text:style-name="P12">What is the difference between onclick and addEventListener?</text:p>
        </text:list-item>
      </text:list>
      <text:p text:style-name="Horizontal_20_Line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07T16:42:57.530000000</meta:creation-date>
    <dc:date>2025-12-08T16:55:58.639000000</dc:date>
    <meta:editing-duration>PT1M5S</meta:editing-duration>
    <meta:editing-cycles>2</meta:editing-cycles>
    <meta:generator>Neat_Office/6.2.8.2$Windows_x86 LibreOffice_project/</meta:generator>
    <meta:document-statistic meta:table-count="0" meta:image-count="0" meta:object-count="0" meta:page-count="4" meta:paragraph-count="96" meta:word-count="447" meta:character-count="2850" meta:non-whitespace-character-count="2526"/>
  </office:meta>
</office:document-meta>
</file>